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ágina 23</text:p>
      <text:p text:style-name="P1"><text:tab/>O crescimento da população e da frota de veículos nas ruas, implica também, no crescimento de engarrafamentos e tempo de viagem. "No período entre 2003 e 2012, de acordo com a ANTP (2014), a quantidade de automóveis nas cidades com mais de 60 mil habitantes cresceu 70% e o número de viagens por habitante 27%, enquanto a população apenas 16%".</text:p>
      <text:p text:style-name="P1"><text:tab/>Com a dificuldade encontrada pelos governos municipais em conter esse problema é necessário uma ferramenta de simulação que visa modelar o ambiente da cidade, por meio de agentes. Várias cidades e cenários utilizam o MATSIM por ser software livre e gratuito.</text:p>
      <text:p text:style-name="P1"><text:tab/>O uso do MATSIM baseou-se no uso dos dados de forma agregada e desagregada de cada agente.</text:p>
      <text:p text:style-name="P1"/>
      <text:p text:style-name="P1"/>
      <text:p text:style-name="P1"/>
      <text:p text:style-name="P1">Página 25</text:p>
      <text:p text:style-name="P1"><text:tab/>O aumento da necessidade de deslocamento provoca congestionamentos por competição aos espaços limitados (tamanho das ruas) e danos ao ambiente (barulho e poluição). O planejamento é fundamental para resolver isso, e todo mundo sairia ganhando.</text:p>
      <text:p text:style-name="P1"><text:tab/>A tecnologia de planejamento de transportes deve considerar tudo isso e como os usuários irão reagir às mudanças.</text:p>
      <text:p text:style-name="P1"/>
      <text:p text:style-name="P1"/>
      <text:p text:style-name="P1"/>
      <text:p text:style-name="P1">Página 26</text:p>
      <text:p text:style-name="P1"><text:tab/>Explicação do modelo de quatro etapas.</text:p>
      <text:p text:style-name="P1"/>
      <text:p text:style-name="P1"/>
      <text:p text:style-name="P1"/>
      <text:p text:style-name="P1">Página 27</text:p>
      <text:p text:style-name="P1"><text:tab/>"Simulação é uma tecnologia comumente usada na qual um modelo da realidade – como um sistema de transportes e sua dinâmica – é implementado em um computador e executado ao longo do tempo".</text:p>
      <text:p text:style-name="P1"><text:tab/>"Agente é um sistema computacional situado em algum ambiente, que é capaz de ação autônoma nesse ambiente de modo a atingir seus objetivos designados"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6T18:36:23.571576276</meta:creation-date>
    <dc:date>2021-07-16T18:38:35.607425433</dc:date>
    <meta:editing-duration>PT1M1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240" meta:character-count="1469" meta:non-whitespace-character-count="1231"/>
  </office:meta>
</office:document-meta>
</file>